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1488e75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9720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e6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5733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11457339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470ce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470ce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f33e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111f33e5" style:font-size-asian="10pt" style:language-asian="nl" style:country-asian="NL" style:font-style-asian="normal" style:font-name-complex="Bitstream Vera Sans" style:font-size-complex="10pt" style:font-style-complex="normal"/>
    </style:style>
    <style:style style:name="T1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style:font-size-asian="11pt" style:font-size-complex="11pt"/>
    </style:style>
    <style:style style:name="T148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officeooo:rsid="1035cc54"/>
    </style:style>
    <style:style style:name="T158" style:family="text">
      <style:text-properties officeooo:rsid="103b85c2"/>
    </style:style>
    <style:style style:name="T159" style:family="text">
      <style:text-properties officeooo:rsid="10d28a1c"/>
    </style:style>
    <style:style style:name="T160" style:family="text">
      <style:text-properties officeooo:rsid="10b6b930"/>
    </style:style>
    <style:style style:name="T161" style:family="text">
      <style:text-properties fo:language="en" fo:country="GB" officeooo:rsid="10b6b930"/>
    </style:style>
    <style:style style:name="T162" style:family="text">
      <style:text-properties fo:language="en" fo:country="GB"/>
    </style:style>
    <style:style style:name="T163" style:family="text">
      <style:text-properties fo:language="en" fo:country="GB" officeooo:rsid="10a19599"/>
    </style:style>
    <style:style style:name="T164" style:family="text">
      <style:text-properties fo:language="en" fo:country="GB" officeooo:rsid="10d28a1c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2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8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style:font-name="Liberation Sans" fo:font-size="12pt" fo:language="en" fo:country="GB" officeooo:rsid="0d1ec96e" style:font-size-asian="12pt" style:font-size-complex="12pt"/>
    </style:style>
    <style:style style:name="T194" style:family="text">
      <style:text-properties style:font-name="Liberation Sans" fo:font-size="12pt" fo:language="en" fo:country="GB" officeooo:rsid="110298af" style:font-size-asian="12pt" style:font-size-complex="12pt"/>
    </style:style>
    <style:style style:name="T195" style:family="text">
      <style:text-properties style:font-name="Liberation Sans" fo:font-size="12pt" fo:language="en" fo:country="GB" officeooo:rsid="0ff397b4" style:font-size-asian="12pt" style:font-size-complex="12pt"/>
    </style:style>
    <style:style style:name="T196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font-name="Liberation Sans" fo:font-size="12pt" fo:language="en" fo:country="GB" officeooo:rsid="0f51b898"/>
    </style:style>
    <style:style style:name="T20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language="en" fo:country="GB" style:text-underline-style="none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</text:span></text:span><text:span text:style-name="Strong_20_Emphasis"><text:span text:style-name="T121">most used, </text:span></text:span><text:span text:style-name="Strong_20_Emphasis"><text:span text:style-name="T125">l</text:span></text:span><text:span text:style-name="Strong_20_Emphasis"><text:span text:style-name="T125">i</text:span></text:span><text:span text:style-name="Strong_20_Emphasis"><text:span text:style-name="T125">k</text:span></text:span><text:span text:style-name="Strong_20_Emphasis"><text:span text:style-name="T125">e</text:span></text:span><text:span text:style-name="Strong_20_Emphasis"><text:span text:style-name="T121">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l</text:span><text:span text:style-name="T125">i</text:span><text:span text:style-name="T125">k</text:span><text:span text:style-name="T125">e</text:span><text:span text:style-name="T126"> Windows </text:span><text:span text:style-name="T127">and</text:span><text:span text:style-name="T126">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for old computers</text:span><text:span text:style-name="T126"><text:line-break/></text:span><text:span text:style-name="Strong_20_Emphasis"><text:span text:style-name="T128">Create a bootable USB drive using the </text:span></text:span><text:span text:style-name="Sterk_20_accent_20_voetnoot"><text:span text:style-name="T129">Etcher</text:span></text:span><text:span text:style-name="Strong_20_Emphasis"><text:span text:style-name="T128"> prog</text:span></text:span><text:span text:style-name="Strong_20_Emphasis"><text:span text:style-name="T130">ram</text:span></text:span><text:span text:style-name="Strong_20_Emphasis"><text:span text:style-name="T110"> </text:span></text:span><text:a xlink:type="simple" xlink:href="https://etcher.io/" text:style-name="Internet_20_link" text:visited-style-name="Visited_20_Internet_20_Link"><text:span text:style-name="Strong_20_Emphasis"><text:span text:style-name="T131">etcher.io</text:span></text:span></text:a><text:span text:style-name="Strong_20_Emphasis"><text:span text:style-name="T112">, </text:span></text:span><text:span text:style-name="Strong_20_Emphasis"><text:span text:style-name="T128">which is available for Windows, macOS, and Linux, </text:span></text:span><text:span text:style-name="Strong_20_Emphasis"><text:span text:style-name="T132">or use the instructions from </text:span></text:span><text:span text:style-name="Sterk_20_accent_20_voetnoot"><text:span text:style-name="T133">Linux information</text:span></text:span><text:span text:style-name="Strong_20_Emphasis"><text:span text:style-name="T132"> on </text:span></text:span><text:a xlink:type="simple" xlink:href="https://karelzimmer.nl/en/" text:style-name="Internet_20_link" text:visited-style-name="Visited_20_Internet_20_Link"><text:span text:style-name="Strong_20_Emphasis"><text:span text:style-name="T134">karelzimmer.nl/en</text:span></text:span></text:a><text:span text:style-name="Strong_20_Emphasis"><text:span text:style-name="T128">.</text:span></text:span></text:p></text:note-body></text:note></text:span><text:span text:style-name="T1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36">Select </text:span><text:span text:style-name="T137">Live </text:span><text:span text:style-name="T138">system (amd64)</text:span><text:span text:style-name="T139"> </text:span><text:span text:style-name="T140">and press </text:span><text:span text:style-name="T141">the</text:span><text:span text:style-name="T142"> </text:span><text:span text:style-name="T143">Enter</text:span><text:span text:style-name="T141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44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45">Start the installation by clicking </text:span><text:span text:style-name="Strong_20_Emphasis"><text:span text:style-name="T146">Activities</text:span></text:span><text:span text:style-name="T145"> and clicking </text:span><text:span text:style-name="Strong_20_Emphasis"><text:span text:style-name="T146">Install Debian</text:span></text:span><text:span text:style-name="Strong_20_Emphasis"><text:span text:style-name="T145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47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48">Follow the installation screens and complete them.</text:span></text:span><text:span text:style-name="T149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50">Connect to the </text:span><text:span text:style-name="T151">network</text:span><text:span text:style-name="T150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52">At</text:span><text:span text:style-name="T145"> </text:span><text:span text:style-name="T146">Welcome</text:span><text:span text:style-name="T145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53">Select </text:span><text:span text:style-name="T154">application and </text:span><text:span text:style-name="T153">system language, and c</text:span><text:span text:style-name="T155">lic</text:span><text:span text:style-name="T152">k</text:span><text:span text:style-name="T155"> </text:span><text:span text:style-name="Strong_20_Emphasis"><text:span text:style-name="T156">Next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57">At</text:span> <text:span text:style-name="Strong_20_Emphasis">Regio</text:span><text:span text:style-name="Strong_20_Emphasis"><text:span text:style-name="T158">n</text:span></text:span> <text:span text:style-name="T157">choose</text:span> <text:span text:style-name="Strong_20_Emphasis">Europ</text:span><text:span text:style-name="Strong_20_Emphasis"><text:span text:style-name="T157">e</text:span></text:span> <text:span text:style-name="T159">and click </text:span><text:span text:style-name="Strong_20_Emphasis"><text:span text:style-name="T159">Next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60">At</text:span> <text:span text:style-name="Strong_20_Emphasis"><text:span text:style-name="T160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61">Choose</text:span><text:span text:style-name="T162"> </text:span><text:span text:style-name="Strong_20_Emphasis"><text:span text:style-name="T162">English (US)</text:span></text:span><text:span text:style-name="T162"> </text:span><text:span text:style-name="T161">a</text:span><text:span text:style-name="T163">n</text:span><text:span text:style-name="T161">d</text:span><text:span text:style-name="T163"> </text:span><text:span text:style-name="Strong_20_Emphasis"><text:span text:style-name="T163">English (US, intl., with dead keys)</text:span></text:span><text:span text:style-name="T163">, </text:span><text:span text:style-name="T164">and click </text:span><text:span text:style-name="Strong_20_Emphasis"><text:span text:style-name="T164">Next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65">At </text:span><text:span text:style-name="Strong_20_Emphasis"><text:span text:style-name="T166">Users</text:span></text:span><text:span text:style-name="T167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68">E</text:span><text:span text:style-name="T169">nter </text:span><text:span text:style-name="Strong_20_Emphasis"><text:span text:style-name="T166">What is your name</text:span></text:span><text:span text:style-name="T170"> </text:span><text:span text:style-name="T171">&lt;</text:span><text:span text:style-name="T172">user</text:span><text:span text:style-name="T171">&gt;</text:span><text:span text:style-name="T173">, </text:span><text:span text:style-name="Strong_20_Emphasis"><text:span text:style-name="T174"><text:line-break/></text:span></text:span><text:span text:style-name="Strong_20_Emphasis"><text:span text:style-name="T175">What name do you want to use to log in</text:span></text:span><text:span text:style-name="T176"> </text:span><text:span text:style-name="T171">&lt;</text:span><text:span text:style-name="T172">user</text:span><text:span text:style-name="T177">name</text:span><text:span text:style-name="T171">&gt;</text:span><text:span text:style-name="T176">,</text:span><text:span text:style-name="Strong_20_Emphasis"><text:span text:style-name="T178"><text:line-break/></text:span></text:span><text:span text:style-name="Strong_20_Emphasis"><text:span text:style-name="T179">What is the na</text:span></text:span><text:span text:style-name="Strong_20_Emphasis"><text:span text:style-name="T175">me of </text:span></text:span><text:span text:style-name="Strong_20_Emphasis"><text:span text:style-name="T180">this</text:span></text:span><text:span text:style-name="Strong_20_Emphasis"><text:span text:style-name="T175"> computer</text:span></text:span><text:span text:style-name="T181"> &lt;</text:span><text:span text:style-name="T182">computerna</text:span><text:span text:style-name="T183">me&gt;</text:span><text:span text:style-name="T176">,</text:span><text:span text:style-name="Strong_20_Emphasis"><text:span text:style-name="T178"><text:line-break/></text:span></text:span><text:span text:style-name="Strong_20_Emphasis"><text:span text:style-name="T184">enter a </text:span></text:span><text:span text:style-name="Strong_20_Emphasis"><text:span text:style-name="T185">password</text:span></text:span><text:span text:style-name="T186"> twice </text:span><text:span text:style-name="T187">and click </text:span><text:span text:style-name="Strong_20_Emphasis"><text:span text:style-name="T188">Next</text:span></text:span><text:span text:style-name="T187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89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90">Log in as </text:span><text:span text:style-name="T171">&lt;</text:span><text:span text:style-name="T172">user</text:span><text:span text:style-name="T171">&gt;</text:span><text:span text:style-name="T190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91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92">Press the Super (Windows/command/magnifier) key or click in the upper left corner.</text:span><text:span text:style-name="T192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93">Type the </text:span><text:span text:style-name="T194">following </text:span><text:span text:style-name="T193">t</text:span><text:span text:style-name="T195">hree</text:span><text:span text:style-name="T193"> commands, each followed by the</text:span><text:span text:style-name="T71"> </text:span><text:span text:style-name="T77">Enter</text:span><text:span text:style-name="T193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96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97">Se</text:span><text:span text:style-name="T198">lect</text:span><text:span text:style-name="T197"> </text:span><text:span text:style-name="Strong_20_Emphasis"><text:span text:style-name="T199">3</text:span></text:span><text:span text:style-name="T200"> </text:span><text:span text:style-name="T201">Finish installatio</text:span><text:span text:style-name="T202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203">S</text:span></text:span><text:span text:style-name="Strong_20_Emphasis"><text:span text:style-name="T204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205">Log in as</text:span><text:span text:style-name="T190"> </text:span><text:span text:style-name="T171">&lt;</text:span><text:span text:style-name="T172">user</text:span><text:span text:style-name="T171">&gt;</text:span><text:span text:style-name="T206"><text:note text:id="ftn7" text:note-class="footnote"><text:note-citation>1</text:note-citation><text:note-body><text:p text:style-name="P91"><text:span text:style-name="T207">Login any additional </text:span><text:span text:style-name="T208">user</text:span><text:span text:style-name="T209">s </text:span><text:span text:style-name="T207">and follow the same steps.</text:span></text:p></text:note-body></text:note></text:span><text:span text:style-name="T190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91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10">Follow the welcome screens.</text:span><text:span text:style-name="T144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211">Select</text:span><text:span text:style-name="T197"> </text:span><text:span text:style-name="Strong_20_Emphasis"><text:span text:style-name="T199">4</text:span></text:span><text:span text:style-name="T212"> </text:span><text:span text:style-name="T213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14">End of checklist,</text:span><text:span text:style-name="T215"> </text:span><text:span text:style-name="T215"><text:user-field-get text:name="Distro">Debian</text:user-field-get></text:span><text:span text:style-name="T101"><text:s/></text:span><text:span text:style-name="T102">Desktop</text:span><text:span text:style-name="T103"> </text:span><text:span text:style-name="T214">installation is complete.</text:span></text:p>
      <text:p text:style-name="P103"/>
      <text:p text:style-name="P104"><text:span text:style-name="T216">Written</text:span><text:span text:style-name="T217"> </text:span><text:span text:style-name="T216">by</text:span><text:span text:style-name="T217"> </text:span><text:a xlink:type="simple" xlink:href="mailto:info@karelzimmer.nl?subject=Checklist%20installation%20Linux" text:style-name="Internet_20_link" text:visited-style-name="Visited_20_Internet_20_Link"><text:span text:style-name="T218">Karel Zimmer</text:span></text:a><text:span text:style-name="T219">.</text:span></text:p>
      <text:p text:style-name="P105"><text:span text:style-name="T220">License </text:span><text:span text:style-name="T221">C</text:span><text:span text:style-name="T222">C0</text:span><text:span text:style-name="T219"> 1.0</text:span><text:span text:style-name="T223"> </text:span><text:span text:style-name="T223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3"><text:s/></text:span><text:span text:style-name="T223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13T14:20:37.610720330">13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14:20:37.537824130</dc:date>
    <meta:keyword>Installatie</meta:keyword>
    <meta:keyword>Checklist</meta:keyword>
    <meta:keyword>Linux</meta:keyword>
    <meta:editing-cycles>7104</meta:editing-cycles>
    <meta:editing-duration>P12DT15H6M18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3" meta:character-count="3528" meta:non-whitespace-character-count="3009"/>
    <meta:user-defined meta:name="Info 1"/>
    <meta:user-defined meta:name="Info 2"/>
    <meta:user-defined meta:name="Info 3"/>
    <meta:user-defined meta:name="Info 4"/>
  </office:meta>
</office:document-meta>
</file>